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tan</mi>
      <mover accent="true">
        <mo stretchy="false">ϕ</mo>
        <mo stretchy="false">̄</mo>
      </mover>
      <mrow>
        <mi/>
        <mo stretchy="false">=</mo>
        <mi/>
      </mrow>
      <mfrac>
        <mrow>
          <mtext>Im</mtext>
          <mi>A</mi>
        </mrow>
        <mrow>
          <mtext>Re</mtext>
          <mi>A</mi>
        </mrow>
      </mfrac>
      <mrow>
        <mi/>
        <mo stretchy="false">=</mo>
        <mi/>
      </mrow>
      <mfrac>
        <mrow>
          <mn>2</mn>
          <mo stretchy="false">β</mo>
          <mover accent="true">
            <mo stretchy="false">ω</mo>
            <mo stretchy="false">̄</mo>
          </mover>
        </mrow>
        <mrow>
          <msup>
            <mrow>
              <mover accent="true">
                <mo stretchy="false">ω</mo>
                <mo stretchy="false">̄</mo>
              </mover>
            </mrow>
            <mn>2</mn>
          </msup>
          <mrow>
            <mi/>
            <mo stretchy="false">−</mo>
            <mi/>
          </mrow>
          <msubsup>
            <mo stretchy="false">ω</mo>
            <mn>0</mn>
            <mn>2</mn>
          </msubsup>
        </mrow>
      </mfrac>
    </mrow>
    <annotation encoding="StarMath 5.0">tan bar %iphi `=` {"Im" A} over {"Re" A} `=` {2 %ibeta bar %iomega} over {{bar %iomega} ^2 `-` %iomega ^2 _0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19:12:00.354000000</meta:creation-date>
    <meta:generator>LibreOffice/4.1.4.2$Windows_x86 LibreOffice_project/0a0440ccc0227ad9829de5f46be37cfb6edcf72</meta:generator>
  </office:meta>
</office:document-meta>
</file>